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 Sans" svg:font-family="'Open Sans'"/>
    <style:font-face style:name="Oswald" svg:font-family="Oswal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fo:font-weight="normal" fo:background-color="#ffffff"/>
    </style:style>
    <style:style style:name="P2" style:family="paragraph" style:parent-style-name="Text_20_body">
      <style:text-properties fo:background-color="#ffffff"/>
    </style:style>
    <style:style style:name="P3"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Open Sans" fo:font-size="10pt" fo:font-style="normal" style:text-underline-style="none" fo:font-weight="bold" style:text-blinking="false" fo:background-color="#ffffff"/>
    </style:style>
    <style:style style:name="P4"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Open Sans" fo:font-size="10pt" fo:font-style="normal" style:text-underline-style="none" fo:font-weight="normal" style:text-blinking="false" fo:background-color="#ffffff"/>
    </style:style>
    <style:style style:name="P5"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font-name="Oswald" fo:font-size="27pt" fo:font-style="normal" style:text-underline-style="none" fo:font-weight="normal" style:text-blinking="false" fo:background-color="#ffffff"/>
    </style:style>
    <style:style style:name="P6" style:family="paragraph" style:parent-style-name="Text_20_body">
      <style:paragraph-properties fo:margin-top="0in" fo:margin-bottom="0in" loext:contextual-spacing="false" fo:line-height="138%" style:writing-mode="lr-tb"/>
      <style:text-properties fo:font-variant="normal" fo:text-transform="none" fo:color="#333333" style:text-line-through-style="none" style:text-line-through-type="none" style:text-underline-style="none" style:text-blinking="false" fo:background-color="#ffffff"/>
    </style:style>
    <style:style style:name="P7"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Open Sans" fo:font-size="10pt" fo:font-style="normal" style:text-underline-style="none" fo:font-weight="normal" style:text-blinking="false" fo:background-color="#ffffff"/>
    </style:style>
    <style:style style:name="P8" style:family="paragraph" style:parent-style-name="Text_20_body">
      <style:paragraph-properties fo:margin-top="0in" fo:margin-bottom="0in" loext:contextual-spacing="false" fo:line-height="138%" style:writing-mode="lr-tb"/>
      <style:text-properties fo:font-weight="normal" fo:background-color="#ffffff"/>
    </style:style>
    <style:style style:name="P9" style:family="paragraph" style:parent-style-name="Text_20_body">
      <style:paragraph-properties fo:margin-left="0in" fo:margin-right="0in" fo:margin-top="0in" fo:margin-bottom="0in" loext:contextual-spacing="false" fo:line-height="138%" fo:text-indent="0.5in" style:auto-text-indent="false" style:writing-mode="lr-tb"/>
      <style:text-properties fo:font-variant="normal" fo:text-transform="none" fo:color="#333333" style:text-line-through-style="none" style:text-line-through-type="none" style:font-name="Open Sans" fo:font-size="10pt" fo:font-style="normal" style:text-underline-style="none" fo:font-weight="bold" style:text-blinking="false" fo:background-color="#ffffff"/>
    </style:style>
    <style:style style:name="P10" style:family="paragraph" style:parent-style-name="Heading_20_1">
      <style:text-properties fo:font-variant="normal" fo:text-transform="none" fo:color="#333333" style:text-line-through-style="none" style:text-line-through-type="none" style:font-name="Oswald" fo:font-size="27pt" fo:font-style="normal" style:text-underline-style="none" fo:font-weight="normal" style:text-blinking="false" fo:background-color="#ffffff"/>
    </style:style>
    <style:style style:name="P11" style:family="paragraph" style:parent-style-name="Heading_20_1">
      <style:paragraph-properties fo:margin-top="0in" fo:margin-bottom="0.1945in" loext:contextual-spacing="false" fo:line-height="194%" style:writing-mode="lr-tb"/>
      <style:text-properties fo:font-variant="normal" fo:text-transform="none" fo:color="#333333" style:text-line-through-style="none" style:text-line-through-type="none" style:font-name="Oswald" fo:font-size="27pt" fo:font-style="normal" style:text-underline-style="none" fo:font-weight="normal" style:text-blinking="false" fo:background-color="#ffffff"/>
    </style:style>
    <style:style style:name="T1" style:family="text">
      <style:text-properties fo:font-variant="normal" fo:text-transform="none" fo:color="#333333" style:text-line-through-style="none" style:text-line-through-type="none" style:font-name="Open Sans" fo:font-size="10pt" fo:font-style="normal" style:text-underline-style="none" style:text-blinking="false"/>
    </style:style>
    <style:style style:name="T2" style:family="text">
      <style:text-properties fo:font-variant="normal" fo:text-transform="none" fo:color="#333333" style:text-line-through-style="none" style:text-line-through-type="none" style:font-name="Open Sans" fo:font-size="10pt" fo:font-style="normal" style:text-underline-style="none" style:text-blinking="false" fo:background-color="#ffffff" loext:char-shading-value="0"/>
    </style:style>
    <style:style style:name="T3" style:family="text">
      <style:text-properties fo:font-variant="normal" fo:text-transform="none" fo:color="#333333" style:text-line-through-style="none" style:text-line-through-type="none" style:font-name="Open Sans" fo:font-size="10pt" fo:font-style="normal" style:text-underline-style="none" style:text-blinking="false" fo:background-color="#ffff00" loext:char-shading-value="0"/>
    </style:style>
    <style:style style:name="T4" style:family="text">
      <style:text-properties fo:font-variant="normal" fo:text-transform="none" fo:color="#333333" style:text-line-through-style="none" style:text-line-through-type="none" style:font-name="Open Sans" fo:font-size="10pt" fo:font-style="normal" style:text-underline-style="none" style:text-blinking="false" fo:background-color="#fcfcfc" loext:char-shading-value="0"/>
    </style:style>
    <style:style style:name="T5" style:family="text">
      <style:text-properties fo:font-variant="normal" fo:text-transform="none" fo:color="#333333" style:text-line-through-style="none" style:text-line-through-type="none" style:font-name="Open Sans" fo:font-size="10pt" fo:font-style="normal" style:text-underline-style="none" fo:font-weight="bold" style:text-blinking="false"/>
    </style:style>
    <style:style style:name="T6" style:family="text">
      <style:text-properties fo:font-variant="normal" fo:text-transform="none" fo:color="#333333" style:text-line-through-style="none" style:text-line-through-type="none" style:font-name="Open Sans" fo:font-size="10pt" fo:font-style="normal" style:text-underline-style="none" fo:font-weight="bold" style:text-blinking="false" fo:background-color="#ffffff" loext:char-shading-value="0"/>
    </style:style>
    <style:style style:name="T7" style:family="text">
      <style:text-properties fo:font-variant="normal" fo:text-transform="none" fo:color="#333333" style:text-line-through-style="none" style:text-line-through-type="none" style:font-name="Open Sans" fo:font-size="10pt" fo:font-style="normal" style:text-underline-style="none" fo:font-weight="bold" style:text-blinking="false" fo:background-color="#fcfcfc" loext:char-shading-value="0"/>
    </style:style>
    <style:style style:name="T8" style:family="text">
      <style:text-properties fo:font-variant="normal" fo:text-transform="none" fo:color="#333333" style:text-line-through-style="none" style:text-line-through-type="none" style:font-name="Open Sans" fo:font-size="10pt" fo:font-style="normal" style:text-underline-style="none" fo:font-weight="normal" style:text-blinking="false" fo:background-color="#ffffff" loext:char-shading-value="0"/>
    </style:style>
    <style:style style:name="T9" style:family="text">
      <style:text-properties fo:font-variant="normal" fo:text-transform="none" fo:color="#333333" style:text-line-through-style="none" style:text-line-through-type="none" style:text-underline-style="none" style:text-blinking="false"/>
    </style:style>
    <style:style style:name="T10" style:family="text">
      <style:text-properties fo:font-variant="normal" fo:text-transform="none" fo:color="#333333" style:text-line-through-style="none" style:text-line-through-type="none" style:text-underline-style="none" style:text-blinking="false" fo:background-color="#ffffff" loext:char-shading-value="0"/>
    </style:style>
    <style:style style:name="T11" style:family="text">
      <style:text-properties fo:font-variant="normal" fo:text-transform="none" fo:color="#000000" style:text-line-through-style="none" style:text-line-through-type="none" style:font-name="Open Sans" fo:font-size="10pt" fo:font-style="normal" style:text-underline-style="none" fo:font-weight="bold" style:text-blinking="false"/>
    </style:style>
    <style:style style:name="T12" style:family="text">
      <style:text-properties fo:font-variant="normal" fo:text-transform="none" fo:color="#000000" style:text-line-through-style="none" style:text-line-through-type="none" style:font-name="Open Sans" fo:font-size="10pt" fo:font-style="normal" style:text-underline-style="none" fo:font-weight="bold" style:text-blinking="false" fo:background-color="#ffffff" loext:char-shading-value="0"/>
    </style:style>
    <style:style style:name="T13" style:family="text">
      <style:text-properties fo:font-variant="normal" fo:text-transform="none" fo:color="#000000" style:text-line-through-style="none" style:text-line-through-type="none" style:text-underline-style="none" style:text-blinking="false"/>
    </style:style>
    <style:style style:name="T14" style:family="text">
      <style:text-properties fo:font-variant="normal" fo:text-transform="none" fo:color="#000000" style:text-line-through-style="none" style:text-line-through-type="none" style:text-underline-style="none" style:text-blinking="false" fo:background-color="#ffffff" loext:char-shading-value="0"/>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0" text:outline-level="1"><text:bookmark text:name="docs-internal-guid-ee2c8a9b-7fff-e67d-52b7-36854f96fad7"/>AEM Installation and Configuration</text:h>
      <text:p text:style-name="P3">1. Which command you will use to specify that you will be using an LDAP authentication in crx-quickstart?</text:p>
      <text:p text:style-name="P3">OR</text:p>
      <text:p text:style-name="P8"><text:span text:style-name="T5">Which option do you need to add to the Java-based crx-quickstart command to specify that you will be using an LDAP authentication?</text:span><text:span text:style-name="T9"> </text:span></text:p>
      <text:p text:style-name="P4">A. Dcom.day.crx.core.CRXUserManagerImpl=crx-quickstart/server/etc/ldap_login.conf </text:p>
      <text:p text:style-name="P8"><text:span text:style-name="T1">B. Djava.security.auth.login.config=crx-quickstart/server/etc/ldap_login.conf</text:span><text:span text:style-name="T9"> </text:span></text:p>
      <text:p text:style-name="P4">C. Dcom.day.crx.security.ldap.principals.LDAPPrincipalProvider=crx- quickstart/server/etc/ldap_login.conf</text:p>
      <text:p text:style-name="P4">D. Dcom.day.crx.security.ldap.LDAPLoginModule=required</text:p>
      <text:p text:style-name="P2"/>
      <text:p text:style-name="P3">2. You want to check the response time of a request for a page. Which log file should you choose? </text:p>
      <text:p text:style-name="P4">A. &lt;cq-install-dir&gt;/crx- quickstart/logs/access.log </text:p>
      <text:p text:style-name="P4">B. &lt;cq-install-dir&gt;/crx- quickstart/logs/stdout.log </text:p>
      <text:p text:style-name="P4">C. &lt;cq-install-dir&gt;/crx- quickstart/logs/server.log </text:p>
      <text:p text:style-name="P8"><text:span text:style-name="T1">D. &lt;cq-install-dir&gt;/crx- quickstart/logs/request.log</text:span></text:p>
      <text:p text:style-name="P2"/>
      <text:p text:style-name="P3">3. You want to configure two hostnames pointing to two different site structures in the same CQ instance. Which configuration must be set in the Apache Web server? </text:p>
      <text:p text:style-name="P4">A. You have to create a port forwarding configuration in the httpd.conf file to handle the two hostnames. </text:p>
      <text:p text:style-name="P4">B. You have to create two dispatcher.any configuration files one for each hostname and include the two file paths to the httpd.conf file. </text:p>
      <text:p text:style-name="P4">C. You have to load the Dispatcher module twice in the httpd.conf and name it with the two hostnames that you want to use. </text:p>
      <text:p text:style-name="P4">D. You have to create two VirtualHost entries and in each entry specify the rewrite rule to each site structure for each host.</text:p>
      <text:p text:style-name="P2"/>
      <text:p text:style-name="P3">4. How do you disable WebDAV access on the publish instance? </text:p>
      <text:p text:style-name="P4">A. Start CQ with java -jar cq-publish-4503.jar -nobrowser -nowebdav </text:p>
      <text:p text:style-name="P4">B. Comment according servlet mappings in web.xml and stop the WebDAV bundle in the Apache Felix Web OSGi console </text:p>
      <text:p text:style-name="P4">C. In the CRX User Management Console disable the WebDAV user group </text:p>
      <text:p text:style-name="P4">D. Remove the WebDAV bundle from the Apache Felix Web OSGI console</text:p>
      <text:p text:style-name="P2"/>
      <text:p text:style-name="P8"><text:span text:style-name="T5">5. You have renamed the CQ quickstart file to cq5-author-4502.jar. What is the correct way to install AEM 6 as a Windows Service?</text:span><text:span text:style-name="T9"> </text:span></text:p>
      <text:p text:style-name="P4">A. Use the command line and start CQ with java -Xmx512M -jar cq5-author-4502.jar -service. </text:p>
      <text:p text:style-name="P4"><text:soft-page-break/>B. Open the Apache Felix Web OSGi console, navigate to Services and upload cq5-author-4502.jar. </text:p>
      <text:p text:style-name="P4">C. In Windows open Services &gt; Administrative Tools and then upload cq5-author-4502.jar to the control panel. </text:p>
      <text:p text:style-name="P4">D. Unpack cq5-author-4502.jar, navigate to crx-quickstart/opt/helpers and start instsrv.bat. </text:p>
      <text:p text:style-name="P3">6. You have an AEM instance configured to use LDAP authentication. What is the purpose of sufficient parameter in “com.day.core.CRXLoginModule ;”.?</text:p>
      <text:p text:style-name="P3">OR</text:p>
      <text:p text:style-name="P3">You have a CQ instance configured to use LDAP authentication. In the LDAP configuration file you see the parameter “com.day.core.CRXLoginModule sufficient;”. What is the purpose of this parameter?</text:p>
      <text:p text:style-name="P4">A. It means that the authentication will use a callback implementation. </text:p>
      <text:p text:style-name="P4">B. It means that after logging in successfully, user credentials will be copied automatically to CRX. </text:p>
      <text:p text:style-name="P4">C. It means that if authentication fails with the CRXLoginModule, the complete authentication fails </text:p>
      <text:p text:style-name="P4">D. It means that if CRX can authenticate a user with the CRXLoginModule, the user is authenticated successfully; else CRX uses the next login module.</text:p>
      <text:p text:style-name="P2"/>
      <text:p text:style-name="P3">7. Which type of Replication Agent do you create to flush the Web server cache for a newly activated page? </text:p>
      <text:p text:style-name="P4">A. Create a new replication agent and set Transport URI to point to the Web server. </text:p>
      <text:p text:style-name="P4">B. Create a Reverse Replication Agent on the author instance. </text:p>
      <text:p text:style-name="P8"><text:span text:style-name="T1">C. Create a Dispatcher Flush Agent.</text:span><text:span text:style-name="T9"> </text:span></text:p>
      <text:p text:style-name="P4">D. Set the Serialization Type property of the Default Agent to Dispatcher Flush.</text:p>
      <text:p text:style-name="P2"/>
      <text:p text:style-name="P8"><text:span text:style-name="T5">8. How do you copy .jar files jcr-2.0.jar and crx-shared.jar to the Websphere folder holding the shared libraries?</text:span><text:span text:style-name="T9"> </text:span></text:p>
      <text:p text:style-name="P4">A. Copy crx--.jar to Websphere’s shared libraries folder. </text:p>
      <text:p text:style-name="P4">B. Start CRX Quickstart with java -jar crx-&lt;version&gt;-&lt;edition&gt;.jar -unpack and copy both files from the unpacked folder to Websphere’s shared libraries folder. </text:p>
      <text:p text:style-name="P4">C. Unpack cq.war and copy both files to Websphere’s shared libraries folder. </text:p>
      <text:p text:style-name="P4">D. Download both files via CRX Package Manager and copy both files to Websphere’s shared libraries folder.</text:p>
      <text:p text:style-name="P1"><text:line-break/></text:p>
      <text:h text:style-name="P11" text:outline-level="1">AEM Components and Templates</text:h>
      <text:p text:style-name="P8"><text:span text:style-name="T11">1. How do you delete a property inside a Node object?</text:span><text:span text:style-name="T13"> </text:span></text:p>
      <text:p text:style-name="P7">A. node.removeProperty(“propertyName”); </text:p>
      <text:p text:style-name="P7"><text:soft-page-break/>B. String propertyA = null; node.setProperty(“propertyName”, propertyA);</text:p>
      <text:p text:style-name="P7">C. node.delete(“propertyName”); </text:p>
      <text:p text:style-name="P7">D. String propertyA = “”; node.setProperty(“propertyName”, propertyA);</text:p>
      <text:p text:style-name="P2"/>
      <text:p text:style-name="P3">2. How you can get the ValueMap of a resource?</text:p>
      <text:p text:style-name="P3">OR</text:p>
      <text:p text:style-name="P3">Which is the correct way to get the ValueMap of a resource?</text:p>
      <text:p text:style-name="P4">A. resourceResolver.adaptTo(ValueMap.class) </text:p>
      <text:p text:style-name="P4">B. currentPage.getValueMap() </text:p>
      <text:p text:style-name="P8"><text:span text:style-name="T1">C. resource.adaptTo(ValueMap.class)</text:span><text:span text:style-name="T9"> </text:span></text:p>
      <text:p text:style-name="P4">D. currentNode.getValueMap()</text:p>
      <text:p text:style-name="P8"><text:span text:style-name="T5">3. What is the difference between Simple Versioning and Full Versioning?</text:span><text:span text:style-name="T9"> </text:span></text:p>
      <text:p text:style-name="P4">A. Simple Versioning only versions some system-specific properties. With Full Versioning all properties are versioned. </text:p>
      <text:p text:style-name="P4">B. Both are the same and there is no difference other than the name of the mixin type. Previous</text:p>
      <text:p text:style-name="P8"><text:span text:style-name="T1">C. Under Simple Versioning versions are added as direct successors of the previous version. Under Full Versioning a new version can be added as a direct successor of a version that already has another direct successor.</text:span><text:span text:style-name="T9"> </text:span></text:p>
      <text:p text:style-name="P4">D. Simple Versioning requires mix:simpleVersionable node type and Full Versioning requires mix:versionable node type.</text:p>
      <text:p text:style-name="P2"/>
      <text:p text:style-name="P8"><text:span text:style-name="T5">4. How to configure a CQ component to allow an Author to edit content without opening a dialog?</text:span><text:span text:style-name="T9"> </text:span><text:span text:style-name="T5">OR (How can you configure a CQ component to allow an Author to edit content without opening a dialog?)</text:span></text:p>
      <text:p text:style-name="P4">A. Create and configure the /cq:editConfig/cq:inplaceEditing node under the component’s design dialog node. </text:p>
      <text:p text:style-name="P4">B. Create and configure the /cq:editConfig/cq:inplaceEditing node under the component node. </text:p>
      <text:p text:style-name="P4">C. Create and configure the /cq:editConfig/cq:dropTargets node under the component node.</text:p>
      <text:p text:style-name="P4">D. Create and configure the /cq:editConfig/cq:inplaceEditing node under the component’s default script node. Previous</text:p>
      <text:p text:style-name="P2"/>
      <text:p text:style-name="P8"><text:span text:style-name="T5">5. You have a page and want to create a child page. Which property will determine which templates can be used?</text:span><text:span text:style-name="T9"> </text:span></text:p>
      <text:p text:style-name="P8"><text:span text:style-name="T1">A. cq:allowedTemplates</text:span><text:span text:style-name="T9"> </text:span></text:p>
      <text:p text:style-name="P4">B. cq:allowedParents </text:p>
      <text:p text:style-name="P4">C. cq:allowedPaths </text:p>
      <text:p text:style-name="P4">D. cq:allowedChildren</text:p>
      <text:p text:style-name="P2"/>
      <text:p text:style-name="P3">6. How do you get the current rendering mode in  AEM component script? </text:p>
      <text:p text:style-name="P3">OR</text:p>
      <text:p text:style-name="P3">How do you get the current rendering mode within a CQ component script?</text:p>
      <text:p text:style-name="P4">A. JCRUtil.fromRequest(request); </text:p>
      <text:p text:style-name="P4"><text:soft-page-break/>B. slingRequest.getWCMMode(); </text:p>
      <text:p text:style-name="P4">C. WCMMode.fromRequest(request); </text:p>
      <text:p text:style-name="P4">D. componentContext.getWCMMode(); </text:p>
      <text:p text:style-name="P2"/>
      <text:p text:style-name="P8"><text:span text:style-name="T5">7. How do you create a design dialog for a AEM component?</text:span><text:span text:style-name="T9"> </text:span></text:p>
      <text:p text:style-name="P4">A. Create a node under the component's dialog node and set the xtype property to designDialog. </text:p>
      <text:p text:style-name="P4">B. Create a dialog in the component folder and set the dialog's xtype property to designDialog. </text:p>
      <text:p text:style-name="P4">C. Create the same component path structure under the design page and create the dialog there. </text:p>
      <text:p text:style-name="P4">D. Create a dialog in the component folder and name it design_dialog.</text:p>
      <text:p text:style-name="P2"/>
      <text:p text:style-name="P3">8. What should you do to switch from edit mode to preview mode by modifying the URL?</text:p>
      <text:p text:style-name="P3">OR</text:p>
      <text:p text:style-name="P3">You want to switch to preview mode by modifying the URL. What should you do?</text:p>
      <text:p text:style-name="P4">A. Add the selector preview as the fist selector in the URL. </text:p>
      <text:p text:style-name="P4">B. Add the parameter request=preview to the URL. </text:p>
      <text:p text:style-name="P8"><text:span text:style-name="T1">C. Add the parameter wcmmode=preview to the URL.</text:span><text:span text:style-name="T9"> </text:span></text:p>
      <text:p text:style-name="P4">D. Add the suffix preview to the URL.</text:p>
      <text:p text:style-name="P8"><text:span text:style-name="T5">9. If your changes are NOT reflected in jsp. What should do you enforce a fresh parsing/compilation of the JSP file? OR (A change in a JSP is NOT being reflected. How do you enforce a fresh parsing/compilation of the JSP file?)</text:span><text:span text:style-name="T9"> </text:span></text:p>
      <text:p text:style-name="P8"><text:span text:style-name="T1">A. Search and delete the Java Class file from within /var/classes.</text:span><text:span text:style-name="T9"> </text:span></text:p>
      <text:p text:style-name="P4">B. Add a query parameter in the page, which is using the JSP file. </text:p>
      <text:p text:style-name="P4">C. Restart the CQ Servlet Engine. </text:p>
      <text:p text:style-name="P4">D. Restart the bundle Apache Sling Scripting JSP Support.</text:p>
      <text:p text:style-name="P2"/>
      <text:p text:style-name="P8"><text:span text:style-name="T5">10. What does an Item represent in a JCR repository ?</text:span><text:span text:style-name="T9"> </text:span><text:span text:style-name="T5">(What does an Item represent in a JCR repository hierarchical content model diagram?)</text:span></text:p>
      <text:p text:style-name="P4">A. The path to a Node </text:p>
      <text:p text:style-name="P8"><text:span text:style-name="T1">B. A Node or a Property</text:span><text:span text:style-name="T9"> </text:span></text:p>
      <text:p text:style-name="P4">C. The UUID of Node </text:p>
      <text:p text:style-name="P4">D. The value to be stored</text:p>
      <text:p text:style-name="P2"/>
      <text:p text:style-name="P8"><text:span text:style-name="T5">11. What is the use of js.txt in clientlibs folder?</text:span><text:span text:style-name="T9"> </text:span></text:p>
      <text:p text:style-name="P8"><text:span text:style-name="T1">A. It is used to to specify file type and file name that will be included in the client library</text:span><text:span text:style-name="T9"> </text:span></text:p>
      <text:p text:style-name="P4">B. It contains a collection of JavaScript functions used globally within the project. </text:p>
      <text:p text:style-name="P4">C. To store all the JavaScript code used in the client library. </text:p>
      <text:p text:style-name="P4">D. It will contain the JavaScript usage instructions for the client library.</text:p>
      <text:p text:style-name="P2"/>
      <text:p text:style-name="P3"><text:soft-page-break/>12. Which is the correct way of including CQ Tag Library in jsp?</text:p>
      <text:p text:style-name="P3">OR</text:p>
      <text:p text:style-name="P8"><text:span text:style-name="T5">Which is the correct JSP Tag Library Directive to include the standard CQ Tag Library?</text:span><text:span text:style-name="T9"> </text:span></text:p>
      <text:p text:style-name="P4">A. &lt;%@include file=”/libs/foundation/global.jsp” %&gt; </text:p>
      <text:p text:style-name="P4">B. &lt;%@page import =”com.day.cq.wcm.api”%&gt; </text:p>
      <text:p text:style-name="P4">C. &lt;%@taglib prefix=”cq” uri=”http://www.day.com/taglibs/cq/1.0″ %&gt;</text:p>
      <text:p text:style-name="P2"/>
      <text:p text:style-name="P3">13. How you can get property value from a design dialog in CQ Component script ?</text:p>
      <text:p text:style-name="P3">OR</text:p>
      <text:p text:style-name="P8"><text:span text:style-name="T5">In your CQ Component script you want to read a property value which has been created with a design dialog. How can you get the value?</text:span><text:span text:style-name="T9"> </text:span></text:p>
      <text:p text:style-name="P4">A. String data = properties.get(propertyName,””); </text:p>
      <text:p text:style-name="P4">B. String data = currentNode.getStyleProperty(propertyName,””); </text:p>
      <text:p text:style-name="P4">C. String data = currentPage.getStyleProperty(propertyName,””); </text:p>
      <text:p text:style-name="P4">D. String data = currentStyle.get(propertyName,””);</text:p>
      <text:p text:style-name="P8"><text:span text:style-name="T1"><text:line-break/></text:span><text:span text:style-name="T5">14. Given the following selector: print.a4 and the URL extension is html, which script will Sling render?</text:span></text:p>
      <text:p text:style-name="P4">A. a4.jsp </text:p>
      <text:p text:style-name="P4">B. a4.html.jsp </text:p>
      <text:p text:style-name="P4">C. print.a4.jsp </text:p>
      <text:p text:style-name="P4">D. print.html.jsp</text:p>
      <text:p text:style-name="P1"><text:line-break/><text:line-break/><text:line-break/></text:p>
      <text:p text:style-name="P3">15. How to get the root node of a JCR workspace?</text:p>
      <text:p text:style-name="P3">OR</text:p>
      <text:p text:style-name="P8"><text:span text:style-name="T5">Which should you use to get the root node of a JCR workspace?</text:span><text:span text:style-name="T9"> </text:span></text:p>
      <text:p text:style-name="P4">A. node.getRootNode(); </text:p>
      <text:p text:style-name="P4">B. jcrSession.getRootNode(); </text:p>
      <text:p text:style-name="P4">C. com.day.cq.commons.jcr.JcrUtil.getNode (“/”); </text:p>
      <text:p text:style-name="P4">D. slingRequest.getPath(“/”);</text:p>
      <text:p text:style-name="P2"/>
      <text:p text:style-name="P3">16. Which is the correct way of requesting JSON representation of the content in AEM? OR </text:p>
      <text:p text:style-name="P3">(You want to request a JSON representation of the content. What do you have to do with the request?) </text:p>
      <text:p text:style-name="P8"><text:span text:style-name="T1">A. Change the extension to .json.</text:span><text:span text:style-name="T9"> </text:span></text:p>
      <text:p text:style-name="P8"><text:span text:style-name="T1">B.</text:span><text:span text:style-name="T9"> </text:span><text:span text:style-name="T1">Write custom code. </text:span></text:p>
      <text:p text:style-name="P4">C. Add a selector json. </text:p>
      <text:p text:style-name="P4">D. Add the query parameter ?json=true.</text:p>
      <text:p text:style-name="P2"><text:soft-page-break/></text:p>
      <text:p text:style-name="P3">17. You have created two templates, tempA and tempB. In the property allowedChildren of tempA you include tempB. You create a pageA based on tempA and add a property cq:allowedTemplates with a list of templates, but excluding tempB. Can you select tempB to create a page as child of pageA?</text:p>
      <text:p text:style-name="P4">A. No, tempB needs to be added to the property cq:allowedTemplates of pageA to accomplish that.</text:p>
      <text:p text:style-name="P4">B. Yes, because property allowedChildren is checked only if property allowedParents is present.</text:p>
      <text:p text:style-name="P4">C. Yes, because the allowedChildren property has precedence over cq:allowedTemplates. </text:p>
      <text:p text:style-name="P4">D. No, tempA needs to be added to the property allowedParents of tempB to accomplish that.</text:p>
      <text:p text:style-name="P2"/>
      <text:p text:style-name="P8"><text:span text:style-name="T5">18. You want to debug a CQ HTML client library in the author instance. You want to avoid compressing the JavaScript file. What must you do?</text:span><text:span text:style-name="T9"> </text:span></text:p>
      <text:p text:style-name="P4">A. Add a property called debug the client library root node and set the value to true. </text:p>
      <text:p text:style-name="P4">B. Specify an attribute called debug in the tag and set the value to true. </text:p>
      <text:p text:style-name="P4">C. Add a property called debugClientLibs to the js.txt and set the value to true. </text:p>
      <text:p text:style-name="P4">D. Add a query parameter to the URL called debugClientLibs with the value true.</text:p>
      <text:p text:style-name="P2"/>
      <text:p text:style-name="P3">19. Which xtype should you use if you want to reuse a part of a dialog in another dialog?</text:p>
      <text:p text:style-name="P4">A. cqinclude </text:p>
      <text:p text:style-name="P4">B. browsedialog </text:p>
      <text:p text:style-name="P4">C. referencesdialog </text:p>
      <text:p text:style-name="P4">D. tabpanel</text:p>
      <text:p text:style-name="P1"><text:line-break/><text:line-break/><text:line-break/><text:line-break/><text:line-break/></text:p>
      <text:h text:style-name="P11" text:outline-level="1">User Administration</text:h>
      <text:p text:style-name="P3">1. You are logged in as userA and you are impersonating userB. How are your activities logged in the access.log?</text:p>
      <text:p text:style-name="P4">A. The logged userId is “userA” </text:p>
      <text:p text:style-name="P4">B. The logged userId is “userB impersonated by userA” </text:p>
      <text:p text:style-name="P4">C. The logged userId is “userB" </text:p>
      <text:p text:style-name="P4">D. The logged userId is “userA on behalf of userB”</text:p>
      <text:p text:style-name="P2"/>
      <text:p text:style-name="P8"><text:soft-page-break/><text:span text:style-name="T5">2. Which tab in the Apache Felix Web Console displays the list of all the users that are logged in to the repository?</text:span><text:span text:style-name="T9"> </text:span></text:p>
      <text:p text:style-name="P4">A. Authenticator tab. </text:p>
      <text:p text:style-name="P4">B. System Information tab </text:p>
      <text:p text:style-name="P4">C. CRX Login Tokens tab. </text:p>
      <text:p text:style-name="P4">D. Recent Request tab</text:p>
      <text:p text:style-name="P2"/>
      <text:p text:style-name="P8"><text:span text:style-name="T5">3. What is the purpose of a Closed User Group?</text:span><text:span text:style-name="T9"> </text:span></text:p>
      <text:p text:style-name="P4">A. To define a group of users that have special privileges to do system support </text:p>
      <text:p text:style-name="P4">B. To define one or more Web pages on the publish instance accessible only by members of the Closed User Group </text:p>
      <text:p text:style-name="P4">C. To define a selected group of authors with special authoring permissions </text:p>
      <text:p text:style-name="P4">D. To define a group of users and assign them admin rights to manage workflows</text:p>
      <text:p text:style-name="P2"/>
      <text:h text:style-name="P11" text:outline-level="1">OSGI Services and Components</text:h>
      <text:p text:style-name="P8"><text:span text:style-name="T5">1. You have created a bundle in(with) CRXDE. What does the .bnd file contain?</text:span><text:span text:style-name="T9"> </text:span></text:p>
      <text:p text:style-name="P4">A. The compilation and deployment steps of the bundle Previous </text:p>
      <text:p text:style-name="P4">B. The Activator class to notify start and stop events </text:p>
      <text:p text:style-name="P4">C. The list of all classes inside the bundle </text:p>
      <text:p text:style-name="P4">D. Extra metadata about the bundle used by the CRXDE build process.</text:p>
      <text:p text:style-name="P2"/>
      <text:p text:style-name="P3">2. Which service scans the CRX repository for artifacts and provides them to the OSGi installer? OR (Which provider service scans the CRX repository for artifacts and provides them to the OSGi installer?)</text:p>
      <text:p text:style-name="P4">A. Sling JCR ClassLoader. </text:p>
      <text:p text:style-name="P4">B. Apache Felix Installer. </text:p>
      <text:p text:style-name="P4">C. Sling JCR Installer. </text:p>
      <text:p text:style-name="P4">D. Launchpad Provider.</text:p>
      <text:p text:style-name="P1"><text:line-break/></text:p>
      <text:p text:style-name="P8"><text:span text:style-name="T5">3. How does the OSGi installer manage a bundle if a bundle with the same symbolic name is already installed?</text:span><text:span text:style-name="T9"> </text:span></text:p>
      <text:p text:style-name="P4">A. The previous bundle is replaced by the last provided bundle. </text:p>
      <text:p text:style-name="P4">B. It uses the new bundle only if it has a higher version. </text:p>
      <text:p text:style-name="P4">C. Stops the current bundle and allows the user to select which one to start. </text:p>
      <text:p text:style-name="P4">D. Keep the old one and write an error to the log file.</text:p>
      <text:p text:style-name="P2"/>
      <text:p text:style-name="P8"><text:span text:style-name="T5">4. What is the purpose of the Export Package Manifest header?</text:span><text:span text:style-name="T9"> </text:span></text:p>
      <text:p text:style-name="P4"><text:soft-page-break/>A. Stores the defined packages in the CQ installation folder. </text:p>
      <text:p text:style-name="P4">B. Define packages that can be imported by other bundles. </text:p>
      <text:p text:style-name="P4">C. Define packages that are copied into a .war file. </text:p>
      <text:p text:style-name="P4">D. Stores the defined packages as ZIP file for uploading to CRX.</text:p>
      <text:p text:style-name="P2"/>
      <text:p text:style-name="P8"><text:span text:style-name="T5">5. How does the Configuration Admin service use Persistence IDs (PID)?</text:span><text:span text:style-name="T9"> </text:span></text:p>
      <text:p text:style-name="P4">A. It associates the service configuration data with PIDs. </text:p>
      <text:p text:style-name="P4">B. It stores all the versions of the entire configuration for a service. </text:p>
      <text:p text:style-name="P4">C. It generates a new PID every time the configuration of the services changes. </text:p>
      <text:p text:style-name="P4">D. Previous It stores the date for the last configuration.</text:p>
      <text:p text:style-name="P2"/>
      <text:p text:style-name="P3">6. To change the configuration of a bundle in the repository. Which location has the highest priority ?</text:p>
      <text:p text:style-name="P3">OR</text:p>
      <text:p text:style-name="P8"><text:span text:style-name="T5">You want to change the configuration of a bundle during runtime in the repository. Which location has the highest priority?</text:span><text:span text:style-name="T9"> </text:span></text:p>
      <text:p text:style-name="P4">A. /libs/*/config/* </text:p>
      <text:p text:style-name="P8"><text:span text:style-name="T1">B. /apps/*/config/*</text:span><text:span text:style-name="T9"> </text:span></text:p>
      <text:p text:style-name="P4">C. /crx-quickstart/launchpad/config/* on the local file system </text:p>
      <text:p text:style-name="P4">D. /etc/design/config/*</text:p>
      <text:p text:style-name="P2"/>
      <text:p text:style-name="P8"><text:span text:style-name="T5">7. Which OSGi configuration settings take over precedence on start-up?</text:span><text:span text:style-name="T9"> </text:span></text:p>
      <text:p text:style-name="P8"><text:span text:style-name="T1">A. Repository nodes with type sling:OsgiConfig under /apps/*/config.</text:span><text:span text:style-name="T9"> </text:span></text:p>
      <text:p text:style-name="P4">B. Repository nodes with type sling:OsgiConfig under /libs/*/config. </text:p>
      <text:p text:style-name="P4">C. Repository nodes with type sling:OsgiConfig under /libs/*/install. </text:p>
      <text:p text:style-name="P4">D. Any .config files from /crx-quickstart/launchpad/config/* on the local file system.</text:p>
      <text:p text:style-name="P2"/>
      <text:p text:style-name="P8"><text:span text:style-name="T5">8. When you are saving or updating a configuration in the Configurations tab in the Apache Felix Web OSGi Console, where are these configuration settings saved?</text:span><text:span text:style-name="T9"> </text:span></text:p>
      <text:p text:style-name="P4">A. To the CRX /var/config/ path. </text:p>
      <text:p text:style-name="P4">B. Under /crx-quickstart/launchpad/config/. </text:p>
      <text:p text:style-name="P4">C. The new configuration is only kept at runtime. </text:p>
      <text:p text:style-name="P4">D. In an internal SQLite DB used by the Apache Felix Web OSGi Console.</text:p>
      <text:p text:style-name="P1"><text:line-break/><text:line-break/><text:line-break/><text:line-break/><text:line-break/></text:p>
      <text:p text:style-name="P3">9. What is the main purpose of using categories in CQ HTML client library OSGI Service?</text:p>
      <text:p text:style-name="P8"><text:soft-page-break/><text:span text:style-name="T5">OR<text:line-break/>What is the main purpose of the CQ HTML client library property that is called categories?</text:span></text:p>
      <text:p text:style-name="P4">A. To link the categories name with the component name, so that the client library can be included automatically into the component. </text:p>
      <text:p text:style-name="P8"><text:span text:style-name="T1">B. To uniquely name a group of client libraries to be included in templates or components and to reference dependencies to other client libraries</text:span><text:span text:style-name="T9"> </text:span></text:p>
      <text:p text:style-name="P4">C. To easily find client libraries when the user searches categories in the author environment. </text:p>
      <text:p text:style-name="P4">D. To define the type of files that the client library contains, e.g. JavaScript and/or CSS.</text:p>
      <text:p text:style-name="P2"/>
      <text:p text:style-name="P8"><text:span text:style-name="T5">10. You have changed the CRX admin password. Which console or tool do you also need to update?</text:span><text:span text:style-name="T9"> </text:span></text:p>
      <text:p text:style-name="P4">A. CRXDE Lite </text:p>
      <text:p text:style-name="P4">B. Apache Felix Web Console </text:p>
      <text:p text:style-name="P4">C. CQ User Administration Console </text:p>
      <text:p text:style-name="P4">D. CQSE Admin Console</text:p>
      <text:p text:style-name="P2"/>
      <text:p text:style-name="P8"><text:span text:style-name="T5">11. Which is a difference between an OSGI bundle and a Java package?</text:span><text:span text:style-name="T9"> </text:span></text:p>
      <text:p text:style-name="P4">A. None. You can install and activate any java package in an OSGI container </text:p>
      <text:p text:style-name="P4">B. A jar file cannot be inside an OSGI Bundle </text:p>
      <text:p text:style-name="P4">C. The bundle package structure is completely different than the one of a .jar file </text:p>
      <text:p text:style-name="P4">D. The bundle contains extra metadata defined in a MANIFEST.MF file</text:p>
      <text:p text:style-name="P2"/>
      <text:p text:style-name="P8"><text:span text:style-name="T5">12. Which tab in the Apache Felix Web OSGi Console is used to install OSGi bundles?</text:span><text:span text:style-name="T9"> </text:span></text:p>
      <text:p text:style-name="P4">A. Services tab. </text:p>
      <text:p text:style-name="P4">B. Components tab. </text:p>
      <text:p text:style-name="P4">C. OSGi Installer tab. </text:p>
      <text:p text:style-name="P4">D. Bundles tab.</text:p>
      <text:p text:style-name="P2"/>
      <text:p text:style-name="P5">AEM Workflow</text:p>
      <text:p text:style-name="P2"/>
      <text:p text:style-name="P8"><text:span text:style-name="T5">1. You want the process script to automatically advance the workflow to the next step after execution. Which dialog form field of a Process Step must be set to true?</text:span><text:span text:style-name="T9"> </text:span></text:p>
      <text:p text:style-name="P4">A. Timeout Handler. </text:p>
      <text:p text:style-name="P4">B. Timeout </text:p>
      <text:p text:style-name="P4">C. Process Arguments. </text:p>
      <text:p text:style-name="P4">D. Handler Advance.</text:p>
      <text:p text:style-name="P2"/>
      <text:p text:style-name="P3">2. Resources passed through a workflow are called?</text:p>
      <text:p text:style-name="P3">OR</text:p>
      <text:p text:style-name="P3"><text:soft-page-break/>How are the resources called that are passed through a workflow?</text:p>
      <text:p text:style-name="P4">A. Lifecycle </text:p>
      <text:p text:style-name="P8"><text:span text:style-name="T1">B. Payload</text:span><text:span text:style-name="T9"> </text:span></text:p>
      <text:p text:style-name="P4">C. WorkItem </text:p>
      <text:p text:style-name="P4">D. Transaction </text:p>
      <text:p text:style-name="P8"><text:span text:style-name="T5">2. You want to define a Java based CQ workflow process step. Which interface your class must implement?</text:span><text:span text:style-name="T9"> </text:span></text:p>
      <text:p text:style-name="P4">A. The com.day.cq.workflow.exec.WorkflowData interace. </text:p>
      <text:p text:style-name="P8"><text:span text:style-name="T1">B. The com.day.cq.workflow.exec.WorkflowProcess interface.</text:span><text:span text:style-name="T9"> </text:span></text:p>
      <text:p text:style-name="P4">C. The org.osgi.service.event.EventHandler interface. </text:p>
      <text:p text:style-name="P4">D. The com.day.cq.workflow.exec.JavaWorkflow interface.</text:p>
      <text:p text:style-name="P2"/>
      <text:p text:style-name="P3">3. Which step you should select to run a script as a workflow step. ?</text:p>
      <text:p text:style-name="P3">OR</text:p>
      <text:p text:style-name="P8"><text:span text:style-name="T5">You want to run a script as a workflow step. Which workflow step should you select?</text:span><text:span text:style-name="T9"> </text:span></text:p>
      <text:p text:style-name="P4">A. Participant step. </text:p>
      <text:p text:style-name="P4">B. Container step. </text:p>
      <text:p text:style-name="P4">C. Process step. </text:p>
      <text:p text:style-name="P4">D. Split step.</text:p>
      <text:p text:style-name="P2"/>
      <text:p text:style-name="P8"><text:span text:style-name="T5">4. You create a custom workflow process using the CQ API. Which method or methods needs to be implemented when your class implements the WorkflowProcess Interface?</text:span><text:span text:style-name="T9"> </text:span></text:p>
      <text:p text:style-name="P4">A. execute(). </text:p>
      <text:p text:style-name="P4">B. start(), process(), end(). </text:p>
      <text:p text:style-name="P4">C. start(), execute(), end(). </text:p>
      <text:p text:style-name="P4">D. process().</text:p>
      <text:p text:style-name="P2"/>
      <text:p text:style-name="P8"><text:span text:style-name="T5">5. You want to prompt a workflow user for information during the processing of a workflow step. Where this user information will be stored?</text:span><text:span text:style-name="T9"> </text:span></text:p>
      <text:p text:style-name="P4">A. As part of the page. </text:p>
      <text:p text:style-name="P4">B. As part of the design. </text:p>
      <text:p text:style-name="P4">C. As part of the workflow model. </text:p>
      <text:p text:style-name="P4">D. As part of the workflow instance.</text:p>
      <text:p text:style-name="P2"/>
      <text:p text:style-name="P5">AEM Dispatcher</text:p>
      <text:p text:style-name="P2"/>
      <text:p text:style-name="P3">1. You have configured the cached property in the dispatcher module. What is the difference between: request 1 = /content/mypage/mypic.small.png?? and request 2 = /content/mypage/mypic.png?size=small</text:p>
      <text:p text:style-name="P4"><text:soft-page-break/>A. No difference. Request 1 and request 2 both get cached </text:p>
      <text:p text:style-name="P4">B. request 1 gets cached, request 2 does not get cached </text:p>
      <text:p text:style-name="P4">C. No difference. Neither request 1 nor request 2 get cached </text:p>
      <text:p text:style-name="P4">D. request 2 gets cached, request 1 does not get cached </text:p>
      <text:p text:style-name="P1"><text:line-break/><text:line-break/><text:line-break/></text:p>
      <text:p text:style-name="P8"><text:span text:style-name="T5">2. Given the configuration in the Apache Web server httpd.conf:</text:span><text:span text:style-name="T9"> </text:span></text:p>
      <text:p text:style-name="P6"><draw:frame draw:style-name="fr1" draw:name="Image1" text:anchor-type="as-char" svg:width="3.7709in" svg:height="1.4583in" draw:z-index="0"><draw:image xlink:href="https://lh3.googleusercontent.com/KXFWMiBC978tBn-ESZVIJBnMS54wiR-yRELWyOKKZEpBtShdzFM9hTbO2TyKF-vaxZzETTnaL7fVzPTyelMN7obyMjD2IdO3S6Un20N2kDFRjx9ntAJaztVN-o1h_ByeUZadlKKp" xlink:type="simple" xlink:show="embed" xlink:actuate="onLoad"/></draw:frame></text:p>
      <text:p text:style-name="P8"><text:span text:style-name="T5">What is the purpose of the SetHandler option?</text:span><text:span text:style-name="T9"> </text:span></text:p>
      <text:p text:style-name="P4">A. URL rewrite configuration directory for the CQ Dispatcher. </text:p>
      <text:p text:style-name="P4">B. Enable the CQ Dispatcher only for requests to the / page. </text:p>
      <text:p text:style-name="P8"><text:span text:style-name="T1">C. Enable the CQ Dispatcher for all requests to the server.</text:span><text:span text:style-name="T9"> </text:span></text:p>
      <text:p text:style-name="P4">D. Define the name of the CQ Dispatcher configuration file.</text:p>
      <text:p text:style-name="P2"/>
      <text:p text:style-name="P3">3. What does the glob /invalidate {/0001 {/glob “*.html” /type “allow” }} in dispatcher.any file enforce the dispatcher to do when the Web page /content/mypage.html gets activated?</text:p>
      <text:p text:style-name="P3">OR</text:p>
      <text:p text:style-name="P3">You are configuring the dispatcher configuration file dispatcher.any. What does the glob /invalidate {/0001 {/glob “*.html” /type “allow” }} enforce the dispatcher to do when the Web page /content/mypage.html gets activated?</text:p>
      <text:p text:style-name="P4">A. The complete cache is invalidated </text:p>
      <text:p text:style-name="P4">B. Delete the cached file /mypage.html and create a new cached /mypage.html file </text:p>
      <text:p text:style-name="P4">C. All cached .html files are physically deleted </text:p>
      <text:p text:style-name="P4">D. Only the cached .html files are invalidated</text:p>
      <text:p text:style-name="P2"/>
      <text:p text:style-name="P8"><text:span text:style-name="T5">4. You are creating a component to render a modified image. What is the proper way to build the URL of the image in order to enable caching of the response?</text:span><text:span text:style-name="T9"> </text:span></text:p>
      <text:p text:style-name="P8"><text:span text:style-name="T1">A. /&lt;pathToStoredComponent&gt;.parameter1.imageScript.jpg .</text:span><text:span text:style-name="T9"> </text:span></text:p>
      <text:p text:style-name="P4">B. /&lt;pathToStoredComponent&gt;.html?run=imageScript&amp;value=parameter1 . </text:p>
      <text:p text:style-name="P4">C. /&lt;pathToStoredComponent&gt;.imageScript.html?render=jpg&amp;value=parameter1. </text:p>
      <text:p text:style-name="P4">D. /&lt;pathToStoredComponent&gt;.imageScript.jpg?value=parameter1.</text:p>
      <text:p text:style-name="P2"/>
      <text:p text:style-name="P8"><text:soft-page-break/><text:span text:style-name="T5">5. What is the purpose of sending values as selectors in the URL instead of sending them as query parameters?</text:span><text:span text:style-name="T9"> </text:span></text:p>
      <text:p text:style-name="P4">A. To avoid creating a session object in the application server. </text:p>
      <text:p text:style-name="P4">B. To improve security. </text:p>
      <text:p text:style-name="P4">C. To avoid caching the response in the Web server. </text:p>
      <text:p text:style-name="P4">D. To enable the response to be cached in the Web server.</text:p>
      <text:p text:style-name="P2"/>
      <text:p text:style-name="P8"><text:span text:style-name="T5">6. Which flag should you set when you configure the mod_rewrite rules of the Apache Web server when you are including the CQ Dispatcher module?</text:span><text:span text:style-name="T9"> </text:span></text:p>
      <text:p text:style-name="P8"><text:span text:style-name="T1">A. `PT’ flag to send the original request through to processing pipeline for the Dispatcher to respond.</text:span><text:span text:style-name="T9"> </text:span></text:p>
      <text:p text:style-name="P4">B. ‘G’ flag to force the server to return a 410 Gone status with the response. </text:p>
      <text:p text:style-name="P4">C. ‘R’ flag to force all the requests to be redirected to the location specified in the rewrite rule. </text:p>
      <text:p text:style-name="P4">D. ‘T’ flag to set the MIME type for all the HTTP responses.</text:p>
      <text:p text:style-name="P2"/>
      <text:p text:style-name="P3">7. Given the CQ Dispatcher configuration in the /filter section: </text:p>
      <text:p text:style-name="P3">/filter { </text:p>
      <text:p text:style-name="P9">/0001 { /glob “*” /type “deny” } </text:p>
      <text:p text:style-name="P9">/0002 { /glob “* /content/geometrixx[./]*” /type “allow” } </text:p>
      <text:p text:style-name="P9">/0003 { /glob “* /content/geometrixx/company[./]*” /type “deny” } </text:p>
      <text:p text:style-name="P9">/0004 { /glob “*” /type “allow” } </text:p>
      <text:p text:style-name="P3">} </text:p>
      <text:p text:style-name="P8"><text:span text:style-name="T5">Which rule will be applied to the request: /content/geometrixx/company/news.html?</text:span><text:span text:style-name="T9"> </text:span></text:p>
      <text:p text:style-name="P4">A. Request accepted, because of rule 0004. The last configuration that matches the request will be applied. </text:p>
      <text:p text:style-name="P4">B. Request served, because of rule 0002. The configuration can only be applied to the second level path. </text:p>
      <text:p text:style-name="P4">C. Request denied, because of rule 0001. The first rule that matches the request will be applied. </text:p>
      <text:p text:style-name="P4">D. Request denied, because of rule 0003. The configuration with the closest match will be applied.</text:p>
      <text:p text:style-name="P2"/>
      <text:p text:style-name="P5">Another:</text:p>
      <text:p text:style-name="P2"/>
      <text:p text:style-name="P3">You need to restore a version of a node. How do you get the versionManager object?</text:p>
      <text:p text:style-name="P4">A. jcrSession.getWorkspace().getVersionManager();</text:p>
      <text:p text:style-name="P4">B. com.day.cq.commons.jcr.JcrUtil.getVersionManager(); </text:p>
      <text:p text:style-name="P4">C. currentPage.getVersionManager(); </text:p>
      <text:p text:style-name="P4">D. slingRequest.getParameter(“versionManager”);</text:p>
      <text:p text:style-name="P2"/>
      <text:p text:style-name="P3"><text:soft-page-break/>You are creating a repository-based OSGi configuration. Which name should the factory configuration node have?</text:p>
      <text:p text:style-name="P4">A. Append “-factory” to the configuration node name.</text:p>
      <text:p text:style-name="P4">B. Append “-&lt;identifier&gt;” to the name, where identifier can be any unique name.</text:p>
      <text:p text:style-name="P4">C. Start the node name with “config-” and end it with “-&lt;numeric_value&gt;”.</text:p>
      <text:p text:style-name="P4">D. Start the node name with “factory-“.</text:p>
      <text:p text:style-name="P2"/>
      <text:p text:style-name="P3">You want to create a custom widget. In which type of folder should you create the custom widget?</text:p>
      <text:p text:style-name="P4">A. Create a folder of nodeType = nt:unstructured within your project folder and CQ will recognize it automatically</text:p>
      <text:p text:style-name="P4">B. Create a folder under your project folder in /apps with the nodeType = cq:ClientLibraryFolder and set property sling:resourceType = widgets/clientlib</text:p>
      <text:p text:style-name="P4">C. Create a folder within the component’s folder, then assign nodeType = nt:folder and name it “widgets”</text:p>
      <text:p text:style-name="P4">D. Create a folder under your /etc/design, nodeType = nt:folder and name it “widgets”</text:p>
      <text:p text:style-name="P2"/>
      <text:p text:style-name="P3">You are creating a component on the page /hotNews.html that needs to list all the titles of the news pages under /news. How does this component get the list of child pages?</text:p>
      <text:p text:style-name="P4">A. Use PageManager.getPage(“/content/news”) of the static PageManager class to instantiate a Page object and then iterate through the child pages</text:p>
      <text:p text:style-name="P8"><text:span text:style-name="T1">B. Use the QueryBuilder to look for all children of /news and then iterate through the result set</text:span></text:p>
      <text:p text:style-name="P4">C. Instantiate a Node object with session.getNode(/content/news) and then iterate through the child nodes</text:p>
      <text:p text:style-name="P4">D. Use Sling’s resourceResolver to adapt the request resource to a PageManager object, then use the getPage(/content/news) to instantiate a Page object and then iterate through the child pages</text:p>
      <text:p text:style-name="P2"/>
      <text:p text:style-name="P3">You want to view request information sent to the server. Which browser-based tool should you use?</text:p>
      <text:p text:style-name="P4">A. Website administration</text:p>
      <text:p text:style-name="P4">B. CQ Servlet Engine console</text:p>
      <text:p text:style-name="P4">C. Apache Felix Web console</text:p>
      <text:p text:style-name="P4">D. JCR Content Explorer</text:p>
      <text:p text:style-name="P2"/>
      <text:p text:style-name="P3">You want to add a new tab to the page properties dialog. What should you do?</text:p>
      <text:p text:style-name="P8"><text:span text:style-name="T1">A. In the component definition add a property to set the path to the foundation/page properties dialog and another property to set the new tab definition.</text:span></text:p>
      <text:p text:style-name="P4">B. You cannot override the page properties dialog.</text:p>
      <text:p text:style-name="P4">C. Copy the page properties dialog from the foundation/page component, add a new tab node specifying the cq:Panel node to render the new tab.</text:p>
      <text:p text:style-name="P4"><text:soft-page-break/>D. Create only the tab cq:Panel node and add a property resourceType pointing to the foundation/page properties dialog.</text:p>
      <text:p text:style-name="P2"/>
      <text:p text:style-name="P3">How do you create a configuration for an OSGi bundle within CRX that is specific to only the author instance?</text:p>
      <text:p text:style-name="P4">A. Use the CRX browser to create a folder in /apps/myproject called “config.author” and then create a new node and select “sling:OsgiConfig” as the node type</text:p>
      <text:p text:style-name="P8"><text:span text:style-name="T1">B. Add a property called “run_mode” to the node sling:OsgiConfig and assign it the value “author”.</text:span></text:p>
      <text:p text:style-name="P4">C. Use the CRX browser to create a folder in /apps/myproject called “author” and then create a new node and select “nt:unstructured” as the node type.</text:p>
      <text:p text:style-name="P4">D. Use the CRX browser to create a folder in /apps/myproject called “author” and then create a new node and select “sling:OsgiConfig” as the node type.</text:p>
      <text:p text:style-name="P2"/>
      <text:p text:style-name="P3">Which method of the ResourceResolver Interface uses resources mapping to retrieve property values?</text:p>
      <text:p text:style-name="P8"><text:span text:style-name="T1">A. getResource().</text:span></text:p>
      <text:p text:style-name="P4">B. resolve().</text:p>
      <text:p text:style-name="P4">C. map().</text:p>
      <text:p text:style-name="P4">D. getSearchPath().</text:p>
      <text:p text:style-name="P1"><text:line-break/><text:line-break/><text:line-break/></text:p>
      <text:p text:style-name="P3">When does CQ automatically create a version in a default CQ installation (author and publish instance)? </text:p>
      <text:p text:style-name="P3">When content in an author instance is modified and saved</text:p>
      <text:p text:style-name="P4">A. When content in an author instance is activated to a publish instance</text:p>
      <text:p text:style-name="P4">B. When content in an author instance is modified and saved</text:p>
      <text:p text:style-name="P4">C. After building a package that includes modified and saved content in author instance</text:p>
      <text:p text:style-name="P4">D. After saving changes to a template configuration or after saving code changes of a component script</text:p>
      <text:p text:style-name="P2"/>
      <text:p text:style-name="P3">You are configuring a Replication Agent. What does the check box Use for reverse replication in the Agent Settings dialog mean?</text:p>
      <text:p text:style-name="P4">A. If checked, this agent will notify the user about a successful replication from the author to a publish instance.</text:p>
      <text:p text:style-name="P4">B. If checked, this agent will be used to replicate user generated content from the publish to the author instance.</text:p>
      <text:p text:style-name="P4">C. If checked, this agent will perform a rollback of a failed replication from an author to a publish instance.</text:p>
      <text:p text:style-name="P4">D. If checked, this agent will be used to restore a previous version from another instance.</text:p>
      <text:p text:style-name="P2"/>
      <text:p text:style-name="P3"><text:soft-page-break/>Which access control policies does the JCR Session define to manage nodes?</text:p>
      <text:p text:style-name="P4">A. Permissions to access the JCR repository.</text:p>
      <text:p text:style-name="P4">B. Privileges to access the JCR workspace.</text:p>
      <text:p text:style-name="P4">C. Capabilities to traverse the JCR repository.</text:p>
      <text:p text:style-name="P4">D. A list of node locks in the JCR workspace.</text:p>
      <text:p text:style-name="P2"/>
      <text:p text:style-name="P3">You want to create a new javax.jcr.Node nodeC as a copy of nodeA . nodeC should also be a child of nodeB. What should you do?</text:p>
      <text:p text:style-name="P4">A. Node nodeC = javax.jcr.session.copy(nodeA, nodeB, nodeA.getName());</text:p>
      <text:p text:style-name="P4">B. Node nodeC = com.day.cq.commons.jcr.JcrUtil.copy(nodeA, nodeB, nodeA.getName());</text:p>
      <text:p text:style-name="P4">C. Node nodeC = nodeB.copy(nodeA.getPath(), nodeA.getName());</text:p>
      <text:p text:style-name="P4">D. Node nodeC = nodeA.duplicate(nodeB.getPath());</text:p>
      <text:p text:style-name="P1"><text:line-break/></text:p>
      <text:p text:style-name="P3">You want to create a page with the CQ PageManager. The parent path does NOT yet exist. Which template is assigned to the parent pages?</text:p>
      <text:p text:style-name="P4">A. The parent pages will be created but no template will be assigned.</text:p>
      <text:p text:style-name="P4">B. The parent pages will be created with the same template as defined for the new page.</text:p>
      <text:p text:style-name="P4">C. None. An exception is thrown because the path doesn’t exist.</text:p>
      <text:p text:style-name="P4">D. None. Nodes of node type cq:Page are created for the parent path.</text:p>
      <text:p text:style-name="P1"><text:line-break/><text:line-break/><text:line-break/><text:line-break/></text:p>
      <text:p text:style-name="P3">You are working with two components: Component A and Component B. Component B has a slightly different behavior than component A. What is the best way to reuse the default script of component A in component B?</text:p>
      <text:p text:style-name="P4">A. Set a property in component B called sling:resourceSuperType with the path to component A and create an empty default script in component B</text:p>
      <text:p text:style-name="P4">B. Set a property in component B called sling:resourceSuperType with the path to component A and omit the default script in component B</text:p>
      <text:p text:style-name="P4">C. Set a property in component B called sling:resourceSuperType with the path to component A and include the default script of component A in the default script in component B</text:p>
      <text:p text:style-name="P4">D. Copy the default script from component A into component B</text:p>
      <text:p text:style-name="P2"/>
      <text:p text:style-name="P3">You want to install bundles through CRX only in the author instance. Which folder name can you use for that purpose?</text:p>
      <text:p text:style-name="P4">A. The folder runmodes.author.</text:p>
      <text:p text:style-name="P4">B. All folders under the install folder that are named author.</text:p>
      <text:p text:style-name="P4">C. All folders under the install folder.</text:p>
      <text:p text:style-name="P4">D. All folders named install.author.</text:p>
      <text:p text:style-name="P2"/>
      <text:p text:style-name="P3"><text:soft-page-break/>You want to override an OSGi component configuration in CRX. What happens if you do NOT specify a property in the CRX configuration that is required by the component?</text:p>
      <text:p text:style-name="P4">A. It will use the default configuration for the unspecified property.</text:p>
      <text:p text:style-name="P4">B. You will get an exception when the component script tries to access the property.</text:p>
      <text:p text:style-name="P4">C. The complete CRX configuration will be ignored and the Felix Console configuration will be used instead.</text:p>
      <text:p text:style-name="P4">D. CRX will not let you save the configuration node until you define all the required parameters for that component.</text:p>
      <text:p text:style-name="P2"/>
      <text:p text:style-name="P3">How can you use the Apache Felix Web OSGi console to check if an OSGi bundle is running?</text:p>
      <text:p text:style-name="P4">A. Select the Bundles tab &gt; check that your bundle is listed &gt; check that the status is Active.</text:p>
      <text:p text:style-name="P4">B. Select the Configuration Status tab &gt; then Bundles tab &gt; check that your OSGi component is listed.</text:p>
      <text:p text:style-name="P4">C. Select the Components tab &gt; check that your bundle is listed &gt; check that the status is Active.</text:p>
      <text:p text:style-name="P4">D. Select the Services tab &gt; check that your OSGi component is listed &gt; check that the status is Active.</text:p>
      <text:p text:style-name="P2"/>
      <text:p text:style-name="P3">What does the Configuration Admin Service in OSGi provide?</text:p>
      <text:p text:style-name="P4">A. It allows for the management of configuration information.</text:p>
      <text:p text:style-name="P4">B. It provides a set of tools and APIs to create, package and delete OSGi bundles.</text:p>
      <text:p text:style-name="P4">C. It provides a GUI tool to edit all the OSGi bundles.</text:p>
      <text:p text:style-name="P4">D. It provides tools to manage the access permissions of OSGi bundles.</text:p>
      <text:p text:style-name="P2"/>
      <text:p text:style-name="P3">Which kind of HTTP requests are logged by default in the Recent Requests tab of the Apache Felix Web Console?</text:p>
      <text:p text:style-name="P4">A. All the requests made to CQ instances.</text:p>
      <text:p text:style-name="P4">B. Requests made to CQ pages.</text:p>
      <text:p text:style-name="P4">C. Requests related to the Apache Felix Web OSGi Console.</text:p>
      <text:p text:style-name="P4">D. Requests made to the installed bundles that are used by CQ pages.</text:p>
      <text:p text:style-name="P2"/>
      <text:p text:style-name="P3">You want to create a CQ HTML client library. What is the file js.txt used for?</text:p>
      <text:p text:style-name="P4">A. It will contain the paths to all the JavaScript files that will be included in the client library.</text:p>
      <text:p text:style-name="P4">B. To store all the JavaScript code used in the client library.</text:p>
      <text:p text:style-name="P4">C. It will contain the JavaScript usage instructions for the client library.</text:p>
      <text:p text:style-name="P4">D. It contains a collection of JavaScript functions used globally within the project.</text:p>
      <text:p text:style-name="P2"/>
      <text:p text:style-name="P3">What is the most significant difference between the Edit and the Design mode?</text:p>
      <text:p text:style-name="P4">A. Sidekick is expanded and minimized respectively</text:p>
      <text:p text:style-name="P4">B. In Design mode authors can enter content to modify the design of the page</text:p>
      <text:p text:style-name="P4"><text:soft-page-break/>C. The Edit mode is mainly used by regular authors while the Design mode is mainly used by super authors</text:p>
      <text:p text:style-name="P4">D. Content edited in Edit mode is saved to the current page, content edited in Design mode is saved to the design settings assigned to the current page</text:p>
      <text:p text:style-name="P2"/>
      <text:p text:style-name="P3">What is the purpose of the Impersonators tab within the User settings?</text:p>
      <text:p text:style-name="P4">A. Add one or more users that are allowed to take over all permissions from the current user.</text:p>
      <text:p text:style-name="P4">B. Add one or more users that are inheriting the permissions from the current user.</text:p>
      <text:p text:style-name="P4">C. Add one or more users that can act on the behalf of the current user.</text:p>
      <text:p text:style-name="P4">D. Add one or more users that the current user can act on their behalf.</text:p>
      <text:p text:style-name="P2"/>
      <text:p text:style-name="P3">You want to extend the foundation Text/Image component by creating a new component. Which is the correct value to add to the property resourceSuperType in the new component?</text:p>
      <text:p text:style-name="P4">A. libs/foundation/components/textimage.</text:p>
      <text:p text:style-name="P4">B. foundation/components/textimage.</text:p>
      <text:p text:style-name="P4">C. components/textimage.</text:p>
      <text:p text:style-name="P4">D. /foundation/components/textimage.</text:p>
      <text:p text:style-name="P2"/>
      <text:p text:style-name="P3">How do you define the error message that should be displayed when the regex widget validation results in an error?</text:p>
      <text:p text:style-name="P4">A. After the regular expression property in the cq:Widget element, add a new property, name it regex and enter the error message in quotes.</text:p>
      <text:p text:style-name="P4">B. Add a property to the cq:Widget element, name it regexText and enter the error message.</text:p>
      <text:p text:style-name="P4">C. Create a node under the cq:Widget element, name it options, then create a property called errorMessage and enter the error message</text:p>
      <text:p text:style-name="P4">D. Create a node under the cqWidget element and name it errorMessage. Create a property called text and enter the error message.</text:p>
      <text:p text:style-name="P2"/>
      <text:p text:style-name="P3">How can you replicate to a specific agent using the CQ Replicator interface?</text:p>
      <text:p text:style-name="P4">A. You need to create a Filter in the ReplicatorOptions object and set the agent that will replicate. Then you pass the ReplicatorOptions object to the replicate() method of the Replicator class.</text:p>
      <text:p text:style-name="P4">B. With the Replicator method replicateToAgent().</text:p>
      <text:p text:style-name="P4">C. The object ReplicationOptions contains a method replicateToAgent and you need to pass the ReplicationOptions object as a parameter to the replicate() method of the Replicator class.</text:p>
      <text:p text:style-name="P4">D. You cannot replicate to a specific Agent.</text:p>
      <text:p text:style-name="P1"><text:line-break/></text:p>
      <text:p text:style-name="P3">During a workflow step a comment is added requiring an update of a paragraph on a Web page. Where does the workflow author make the change?</text:p>
      <text:p text:style-name="P4">A. In the content page within the workflow step.</text:p>
      <text:p text:style-name="P4">B. In the Workflow Model.</text:p>
      <text:p text:style-name="P4"><text:soft-page-break/>C. In the Workflow Instance.</text:p>
      <text:p text:style-name="P4">D. In the design page.</text:p>
      <text:p text:style-name="P2"/>
      <text:p text:style-name="P3">Which statement about the docroot paramter in the cache section of the CQ Dispatcher configuration file is true?</text:p>
      <text:p text:style-name="P4">A. It should be the same path where the CQ server is installed.</text:p>
      <text:p text:style-name="P4">B. It is required to be the same as the document root of the Web server.</text:p>
      <text:p text:style-name="P4">C. It can be any path inside the filesystem that can be modified by the Web server.</text:p>
      <text:p text:style-name="P4">D. It should be the same as the one configured in the repository as docroot property.</text:p>
      <text:p text:style-name="P2"/>
      <text:p text:style-name="P3">Which statement correctly describes the OSGi installer service?</text:p>
      <text:p text:style-name="P4">A. It is a central service for handling installs, updates and uninstall of artifacts.</text:p>
      <text:p text:style-name="P4">B. It is a provider that searches for nodes of type sling:osgiConfig.</text:p>
      <text:p text:style-name="P4">C. It is a service that scans the CRX repository for artifacts and provides them to the JCR installer.</text:p>
      <text:p text:style-name="P4">D. It is a service searching the CRX repository for folders named install.</text:p>
      <text:p text:style-name="P2"/>
      <text:p text:style-name="P3">You are installing a content package with the Package Manager. What does the setting Save Threshold in the Install Package dialog mean?</text:p>
      <text:p text:style-name="P4">A. The time limit in milliseconds to save a batch of nodes to persistent storage in one transaction.</text:p>
      <text:p text:style-name="P4">B. The size in kilobytes to save a batch of nodes to persist storage in one transaction.</text:p>
      <text:p text:style-name="P4">C. The maximum size in kilobytes of a temporary snapshot.</text:p>
      <text:p text:style-name="P4">D. The approximate number of nodes in a batch that is saved to persistent storage in one transaction.</text:p>
      <text:p text:style-name="P2"/>
      <text:p text:style-name="P3">You want to add additional features to a Node. What should you do?</text:p>
      <text:p text:style-name="P8"><text:span text:style-name="T1">A. Add a new jcr:primaryType value to the Node.</text:span></text:p>
      <text:p text:style-name="P4">B. Replace current jcr:primaryType with jcr:mixinType.</text:p>
      <text:p text:style-name="P4">C. Add a new nt:base Node type to the Node.</text:p>
      <text:p text:style-name="P4">D. Invoke the Node’s addMixin() method passing the name of a mixin.</text:p>
      <text:p text:style-name="P2"/>
      <text:p text:style-name="P3">You have an active bundle which is configured via CRX repository. What do you have to do after you have saved changes to the configuration to apply them?</text:p>
      <text:p text:style-name="P8"><text:span text:style-name="T1">A. Go to the Felix Web OSGi Console, stop and then start the bundle.</text:span></text:p>
      <text:p text:style-name="P4">B. Restart the CQ instance.</text:p>
      <text:p text:style-name="P4">C. Nothing. Changes are automatically applied.</text:p>
      <text:p text:style-name="P4">D. Go to the Felix Web OSGi Console and re-activate the bundle.</text:p>
      <text:p text:style-name="P1"><text:line-break/><text:line-break/><text:line-break/><text:line-break/><text:soft-page-break/><text:line-break/></text:p>
      <text:p text:style-name="P3">You want to use a different page properties dialog instead of the one out of the box. How do you configure it?</text:p>
      <text:p text:style-name="P4">A. Create a dialog in the page-component folder referenced by the template definition via sling:resourceType and name it "dialog".</text:p>
      <text:p text:style-name="P4">B. Create a dialog in the template definition node and name it pageProperties.</text:p>
      <text:p text:style-name="P4">C. Create the dialog in the template definition node, name it "dialog" and add a property xtype with the value pageProperties.</text:p>
      <text:p text:style-name="P4">D. Create the dialog in the foundation's page-component node and name it the same as your template definition.</text:p>
      <text:p text:style-name="P2"/>
      <text:p text:style-name="P3">Which service property does an Event Subscriber need to subscribe to an Event Handler in the OSGi Event Admin service?</text:p>
      <text:p text:style-name="P4">A. event.topic</text:p>
      <text:p text:style-name="P4">B. event.type</text:p>
      <text:p text:style-name="P4">C. event.name</text:p>
      <text:p text:style-name="P4">D. event.title</text:p>
      <text:p text:style-name="P2"/>
      <text:p text:style-name="P3">You have successfully installed CRX and crx-launchpad on Websphere Application Server. How do you install CQ5?</text:p>
      <text:p text:style-name="P4">A. Upload the cq-quickstart.jar file to the Felix Console and start the Jar file.</text:p>
      <text:p text:style-name="P4">B. Start cq-quickstart .jar file within the Application Server.</text:p>
      <text:p text:style-name="P4">C. Upload and install cq.war file to the Application Server.</text:p>
      <text:p text:style-name="P4">D. Install CQ using content packages.</text:p>
      <text:p text:style-name="P2"/>
      <text:p text:style-name="P3">You created a site /project/en and want to add language sites /de and /fr. What is the best practice to create the additional language sites?</text:p>
      <text:p text:style-name="P4">A. Use the Language Copy tool.</text:p>
      <text:p text:style-name="P8"><text:span text:style-name="T1">B. Use the WCM console to copy and paste from /en.</text:span></text:p>
      <text:p text:style-name="P4">C. Create a workflow with a custom process step that creates the according language pages whenever you create a new /en page.</text:p>
      <text:p text:style-name="P4">D. Create and download a CQ package containing the /en site. Open the zip file and rename the /en folder to /fr or /de, then reinstall the package.</text:p>
      <text:p text:style-name="P2"/>
      <text:p text:style-name="P3">How can you use the CRX repository to install an OSGi bundle?</text:p>
      <text:p text:style-name="P4">A. Copy the bundle into the /apps/config folder.</text:p>
      <text:p text:style-name="P4">B. Copy the bundle to the /config folder, which you need to add to your project folder.</text:p>
      <text:p text:style-name="P4">C. Copy the bundle into the /apps/install folder</text:p>
      <text:p text:style-name="P4">D. Copy the bundle into the /libs/config folder.</text:p>
      <text:p text:style-name="P2"/>
      <text:p text:style-name="P3"><text:soft-page-break/>You create a Replication Agent on your Author instance. Which transportation user settings should you configure?</text:p>
      <text:p text:style-name="P4">A. User credentials of the same user sending and receiving the replication.</text:p>
      <text:p text:style-name="P4">B. User credentials of a user receiving the replication.</text:p>
      <text:p text:style-name="P4">C. User credentials of a user sending the replication.</text:p>
      <text:p text:style-name="P4">D. User credentials of a user with access rights to the pages being replicated.</text:p>
      <text:p text:style-name="P2"><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 Sans" svg:font-family="'Open Sans'"/>
    <style:font-face style:name="Oswald" svg:font-family="Oswald"/>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8-31T18:34:06.123079786</meta:creation-date>
    <dc:date>2018-08-31T18:35:20.363657309</dc:date>
    <meta:editing-duration>PT1M15S</meta:editing-duration>
    <meta:editing-cycles>1</meta:editing-cycles>
    <meta:document-statistic meta:table-count="0" meta:image-count="1" meta:object-count="0" meta:page-count="20" meta:paragraph-count="514" meta:word-count="5901" meta:character-count="36123" meta:non-whitespace-character-count="30474"/>
    <meta:generator>LibreOffice/5.1.6.2$Linux_X86_64 LibreOffice_project/10m0$Build-2</meta:generator>
  </office:meta>
</office:document-meta>
</file>